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2EF0000039611972D16FD04512B.eps" manifest:media-type="image/x-eps"/>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officeooo:paragraph-rsid="0117479b"/>
    </style:style>
    <style:style style:name="P3" style:family="paragraph" style:parent-style-name="Thesis_5f_body">
      <style:text-properties officeooo:paragraph-rsid="01181d2a"/>
    </style:style>
    <style:style style:name="P4" style:family="paragraph" style:parent-style-name="Thesis_5f_body">
      <style:text-properties officeooo:paragraph-rsid="0118a7fb"/>
    </style:style>
    <style:style style:name="P5" style:family="paragraph" style:parent-style-name="Thesis_5f_body">
      <style:text-properties officeooo:paragraph-rsid="011a5425"/>
    </style:style>
    <style:style style:name="P6" style:family="paragraph" style:parent-style-name="Thesis_5f_body">
      <style:text-properties officeooo:paragraph-rsid="011aada0"/>
    </style:style>
    <style:style style:name="P7" style:family="paragraph" style:parent-style-name="Thesis_5f_body">
      <style:text-properties officeooo:paragraph-rsid="011bce19"/>
    </style:style>
    <style:style style:name="P8" style:family="paragraph" style:parent-style-name="Thesis_5f_body">
      <style:text-properties officeooo:paragraph-rsid="011be138"/>
    </style:style>
    <style:style style:name="P9" style:family="paragraph" style:parent-style-name="Thesis_5f_Heading3" style:list-style-name="Thesis_5f_numbering"/>
    <style:style style:name="P10" style:family="paragraph" style:parent-style-name="Thesis_5f_Heading3" style:list-style-name="Thesis_5f_numbering">
      <style:text-properties officeooo:paragraph-rsid="011be138"/>
    </style:style>
    <style:style style:name="P11" style:family="paragraph" style:parent-style-name="Thesis_5f_Heading2" style:list-style-name="Thesis_5f_numbering"/>
    <style:style style:name="P12" style:family="paragraph" style:parent-style-name="Thesis_5f_Heading2" style:list-style-name="Thesis_5f_numbering">
      <style:text-properties officeooo:paragraph-rsid="01158118"/>
    </style:style>
    <style:style style:name="P13" style:family="paragraph" style:parent-style-name="Thesis_5f_Heading1" style:list-style-name="Thesis_5f_numbering" style:master-page-name="Thesis_5f_bodyPage">
      <style:paragraph-properties style:page-number="auto"/>
      <style:text-properties officeooo:paragraph-rsid="01158118"/>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b6b898"/>
    </style:style>
    <style:style style:name="T3" style:family="text">
      <style:text-properties officeooo:rsid="00ba7a3b"/>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ru" fo:country="RU" style:language-asian="zh" style:country-asian="CN" style:language-complex="hi" style:country-complex="IN"/>
    </style:style>
    <style:style style:name="T7" style:family="text">
      <style:text-properties fo:language="ru" fo:country="RU" fo:background-color="#ffff00" loext:char-shading-value="0" style:language-asian="zh" style:country-asian="CN" style:language-complex="hi" style:country-complex="IN"/>
    </style:style>
    <style:style style:name="T8" style:family="text">
      <style:text-properties fo:color="#800000"/>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34cm, 0cm, 11.381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095206355" text:style-name="Thesis_5f_numbering">
        <text:list-item>
          <text:p text:style-name="P13">Район на изследването</text:p>
          <text:list>
            <text:list-item>
              <text:p text:style-name="P12">Обща характеристика на Бургаския залив</text:p>
              <text:list>
                <text:list-item>
                  <text:p text:style-name="P9">Геоморфология на крайбрежната зона</text:p>
                </text:list-item>
              </text:list>
            </text:list-item>
          </text:list>
        </text:list-item>
      </text:list>
      <text:p text:style-name="Thesis_5f_body">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Thesis_5f_body">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text:p>
      <text:p text:style-name="Thesis_5f_body">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8">КАРТА?)</text:span>.</text:p>
      <text:p text:style-name="Thesis_5f_body">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плитките части на южната и западната част на залива седиментите са представени от глинесто-алевритови морски тини.</text:p>
      <text:p text:style-name="P2"><text:soft-page-break/>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52559854661267" text:continue-numbering="true" text:style-name="Thesis_5f_numbering">
        <text:list-item>
          <text:list>
            <text:list-item>
              <text:list>
                <text:list-item>
                  <text:p text:style-name="P9">Климатични и хидрофизични характеристики</text:p>
                </text:list-item>
              </text:list>
            </text:list-item>
          </text:list>
        </text:list-item>
      </text:list>
      <text:p text:style-name="P1">Температура на въздуха и валежи</text:p>
      <text:p text:style-name="Thesis_5f_body">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1">реф?</text:span></text:p>
      <text:p text:style-name="Thesis_5f_body">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Thesis_5f_body"/>
      <text:p text:style-name="Thesis_5f_body"><draw:frame draw:style-name="fr1" draw:name="Frame1" text:anchor-type="paragraph" svg:width="16.002cm" draw:z-index="0"><draw:text-box fo:min-height="10.546cm"><text:p text:style-name="Thesis_5f_caption"><draw:frame draw:style-name="fr3"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Thesis_5f_body"><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Thesis_5f_body">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Thesis_5f_body"><draw:frame draw:style-name="fr2" draw:name="Frame2" text:anchor-type="paragraph" svg:x="0.508cm" svg:y="1cm" svg:width="14.986cm" draw:z-index="2"><draw:text-box fo:min-height="11.079cm"><text:p text:style-name="Thesis_5f_caption"><draw:frame draw:style-name="fr4"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2">през периода на изследване </text:span>(mm). Данни от <text:span text:style-name="T3">климатична </text:span>станция Бургас (LBBG) (http://en.tutiempo.net/climate/ws-156550.html)</text:p></draw:text-box></draw:frame></text:p>
      <text:p text:style-name="Thesis_5f_body"/>
      <text:p text:style-name="Thesis_5f_body"/>
      <text:p text:style-name="Thesis_5f_body"/>
      <text:p text:style-name="P1">Преобладаващи ветрове</text:p>
      <text:p text:style-name="Thesis_5f_body">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1">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text:soft-page-break/>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Thesis_5f_body">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text:p>
      <text:p text:style-name="Thesis_5f_body"><draw:frame draw:style-name="fr1" draw:name="Frame3" text:anchor-type="paragraph" svg:width="16.002cm" draw:z-index="4"><draw:text-box fo:min-height="5.8cm"><text:p text:style-name="Thesis_5f_caption"><draw:frame draw:style-name="fr5" draw:name="Image3" text:anchor-type="paragraph" svg:width="16.708cm" style:rel-width="104%" svg:height="6.382cm" style:rel-height="scale" draw:z-index="5"><draw:image xlink:href="Pictures/20000002000002EF0000039611972D16FD04512B.eps" xlink:type="simple" xlink:show="embed" xlink:actuate="onLoad"/></draw:frame>Фиг. <text:sequence text:ref-name="refФиг.2" text:name="Фиг." text:formula="ooow:Фиг.+1" style:num-format="1">3</text:sequence>. <office:annotation office:name="__Annotation__39977_3755329591"><dc:creator>K</dc:creator><dc:date>2017-04-25T15:23:26.321811511</dc:date><loext:sender-initials>K</loext:sender-initials><text:p text:style-name="P14"><text:span text:style-name="T9">махни сивия фон!</text:span></text:p></office:annotation>Роза на ветровете<office:annotation-end office:name="__Annotation__39977_3755329591"/> в климатична станция Бургас (LBBG), 2012-2014 г. (данни: Weather Underground).</text:p></draw:text-box></draw:frame></text:p>
      <text:p text:style-name="P1">Вълнение</text:p>
      <text:p text:style-name="Thesis_5f_body">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Thesis_5f_body">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Thesis_5f_body"/>
      <text:p text:style-name="P1">Основни течения</text:p>
      <text:p text:style-name="Thesis_5f_body">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Thesis_5f_body">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Thesis_5f_body">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8">ФИГ?)</text:span>.</text:p>
      <text:p text:style-name="Thesis_5f_body">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Thesis_5f_body">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Thesis_5f_body"/>
      <text:p text:style-name="P1">Температура и соленост на морската вода</text:p>
      <text:p text:style-name="Thesis_5f_body">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1">РЕФ-ФИГ?)</text:span>. Вертикалният водообмен между тези зони е ограничен, което води до ниски концентрации на кислород във водните маси под пикноклина.</text:p>
      <text:p text:style-name="Thesis_5f_body">Температурата и солеността на крайбрежните повърхностни води в Черно море проявяват характерна сезонна изменчивост.</text:p>
      <text:p text:style-name="Thesis_5f_body">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Thesis_5f_body"><text:soft-page-break/>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Thesis_5f_body">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Thesis_5f_body">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1">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3">За периода на изследване на тази дисертация сезонните промени на температурата и солеността са в рамките на тези климатични норми. <text:span text:style-name="T1">Не се наблюдават съществени аномални стойности.</text:span></text:p>
      <text:list xml:id="list152560074339403" text:continue-numbering="true" text:style-name="Thesis_5f_numbering">
        <text:list-item>
          <text:list>
            <text:list-item>
              <text:list>
                <text:list-item>
                  <text:p text:style-name="P9">Химични характеристики</text:p>
                </text:list-item>
              </text:list>
            </text:list-item>
          </text:list>
        </text:list-item>
      </text:list>
      <text:p text:style-name="Thesis_5f_body">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1">реф- БД?</text:span>). Разтвореният кислород и кислородната наситеност се повишават в посока към централните части на морето.</text:p>
      <text:p text:style-name="Thesis_5f_body">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Thesis_5f_body"/>
      <text:p text:style-name="P1">Кислород</text:p>
      <text:p text:style-name="P1">Биогени</text:p>
      <text:p text:style-name="P4"><text:span text:style-name="T5">Суспендирана материя</text:span></text:p>
      <text:p text:style-name="P4"><text:span text:style-name="T5"/></text:p>
      <text:list xml:id="list152559636108068" text:continue-numbering="true" text:style-name="Thesis_5f_numbering">
        <text:list-item>
          <text:list>
            <text:list-item>
              <text:p text:style-name="P11">Източници и типове въздействие върху крайбрежната зона по смисъла на РДМС</text:p>
            </text:list-item>
          </text:list>
        </text:list-item>
      </text:list>
      <text:p text:style-name="P5">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text:soft-page-break/>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list xml:id="list152558680277064" text:continue-numbering="true" text:style-name="Thesis_5f_numbering">
        <text:list-item>
          <text:list>
            <text:list-item>
              <text:list>
                <text:list-item>
                  <text:p text:style-name="P9">Физически загуби (Д ..)</text:p>
                </text:list-item>
              </text:list>
            </text:list-item>
          </text:list>
        </text:list-item>
      </text:list>
      <text:p text:style-name="Thesis_5f_body">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6"><text:span text:style-name="T6">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7">реф)</text:span><text:span text:style-name="T6">.</text:span></text:p>
      <text:list xml:id="list152558730769639" text:continue-numbering="true" text:style-name="Thesis_5f_numbering">
        <text:list-item>
          <text:list>
            <text:list-item>
              <text:list>
                <text:list-item>
                  <text:p text:style-name="P9">Нарушения на хидрологичните процеси (Д … )</text:p>
                </text:list-item>
              </text:list>
            </text:list-item>
          </text:list>
        </text:list-item>
      </text:list>
      <text:p text:style-name="P7"><text:span text:style-name="T6">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span></text:p>
      <text:list xml:id="list152558866669680" text:continue-numbering="true" text:style-name="Thesis_5f_numbering">
        <text:list-item>
          <text:list>
            <text:list-item>
              <text:list>
                <text:list-item>
                  <text:p text:style-name="P9">Замърсяване с опасни вещества (Д ...) </text:p>
                </text:list-item>
              </text:list>
            </text:list-item>
          </text:list>
        </text:list-item>
      </text:list>
      <text:p text:style-name="P7">Опасните вещества представляват синтетични и несинтетични замърсители, внасяни чрез наземни точкови или дифузни източници (<text:span text:style-name="T1">реф</text:span>).</text:p>
      <text:list xml:id="list152558850281003" text:continue-numbering="true" text:style-name="Thesis_5f_numbering">
        <text:list-item>
          <text:list>
            <text:list-item>
              <text:list>
                <text:list-item>
                  <text:p text:style-name="P9">Химическо замърсяване на Черно море...</text:p>
                </text:list-item>
              </text:list>
            </text:list-item>
          </text:list>
        </text:list-item>
      </text:list>
      <text:p text:style-name="Thesis_5f_body">Битовите отпадъчни води и речният вток имат по-голям дял за натоварването на морето от индустриалните отпадъчни води <text:span text:style-name="T1">(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8">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1">реф</text:span>). Общата тенденция е към намаляването на броя разливи в Бургаския и Варненския заливи (<text:span text:style-name="T1">?)</text:span>.</text:p>
      <text:list xml:id="list152558887025420" text:continue-numbering="true" text:style-name="Thesis_5f_numbering">
        <text:list-item>
          <text:list>
            <text:list-item>
              <text:list>
                <text:list-item>
                  <text:p text:style-name="P10"><text:soft-page-break/>Замърсители в морски организми — тежки метали в миди, риби, …?</text:p>
                </text:list-item>
                <text:list-item>
                  <text:p text:style-name="P10">Обогатяване с биогенни и органични вещества (еутрофикация) - Д…</text:p>
                </text:list-item>
              </text:list>
            </text:list-item>
          </text:list>
        </text:list-item>
      </text:list>
      <text:p text:style-name="P8"><text:span text:style-name="T6">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7">доклади БД...?</text:span></text:p>
      <text:list xml:id="list152559805527348" text:continue-numbering="true" text:style-name="Thesis_5f_numbering">
        <text:list-item>
          <text:list>
            <text:list-item>
              <text:list>
                <text:list-item>
                  <text:p text:style-name="P9">Инвазивни видове (Д ...)</text:p>
                </text:list-item>
              </text:list>
            </text:list-item>
          </text:list>
        </text:list-item>
      </text:list>
      <text:p text:style-name="Thesis_5f_body">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4">Rapana venosa</text:span>, а върху пелагичните - ктенофората <text:span text:style-name="T4">Mnemiopsis leidyi</text:span>.</text:p>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4M34S</meta:editing-duration>
    <meta:editing-cycles>139</meta:editing-cycles>
    <meta:generator>LibreOffice/5.3.2.2$Linux_X86_64 LibreOffice_project/6cd4f1ef626f15116896b1d8e1398b56da0d0ee1</meta:generator>
    <meta:initial-creator>K </meta:initial-creator>
    <dc:date>2017-04-25T15:25:58.020583457</dc:date>
    <dc:creator>K</dc:creator>
    <meta:document-statistic meta:table-count="0" meta:image-count="3" meta:object-count="0" meta:page-count="8" meta:paragraph-count="61" meta:word-count="2474" meta:character-count="17387" meta:non-whitespace-character-count="14942"/>
    <meta:user-defined meta:name="ZOTERO_PREF_1">&lt;data data-version="3" zotero-version="4.0.28.9"&gt;&lt;session id="WH6LSH4o"/&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gt;&lt;/prefs&gt;&lt;/data&gt;</meta:user-defined>
  </office:meta>
</office:document-meta>
</file>